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3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0.8465in"/>
    </style:style>
    <style:style style:name="co5" style:family="table-column">
      <style:table-column-properties fo:break-before="auto" style:column-width="0.85in"/>
    </style:style>
    <style:style style:name="co6" style:family="table-column">
      <style:table-column-properties fo:break-before="auto" style:column-width="0.7102in"/>
    </style:style>
    <style:style style:name="co7" style:family="table-column">
      <style:table-column-properties fo:break-before="auto" style:column-width="1.2756in"/>
    </style:style>
    <style:style style:name="co8" style:family="table-column">
      <style:table-column-properties fo:break-before="auto" style:column-width="1.361in"/>
    </style:style>
    <style:style style:name="co9" style:family="table-column">
      <style:table-column-properties fo:break-before="auto" style:column-width="1.372in"/>
    </style:style>
    <style:style style:name="co10" style:family="table-column">
      <style:table-column-properties fo:break-before="auto" style:column-width="1.5008in"/>
    </style:style>
    <style:style style:name="ro1" style:family="table-row">
      <style:table-row-properties style:row-height="4.518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hyphenate="true"/>
    </style:style>
    <style:style style:name="ce14" style:family="table-cell" style:parent-style-name="Default">
      <style:table-cell-properties fo:background-color="#b4c7dc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 fo:hyphenate="true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ggestion" table:style-name="ta1">
        <table:table-column table:style-name="co1" table:default-cell-style-name="ce13"/>
        <table:table-row table:style-name="ro1">
          <table:table-cell office:value-type="string" calcext:value-type="string">
            <text:p>Based on the comparison table, TOP3 detector / descriptor suggestions would be the following:</text:p>
            <text:p/>
            <text:p> - FAST / BRIEF</text:p>
            <text:p> - FAST / BRISK</text:p>
            <text:p> - FAST / ORB</text:p>
            <text:p/>
            <text:p><text:span text:style-name="T1">The three above suggested detector / descriptor pairs have a very low average time for detection + description + matching while having quite good performance in terms of matched keypoints. This is a good basis to be deployed on an embedded system with limited performance.</text:span></text:p>
          </table:table-cell>
        </table:table-row>
      </table:table>
      <table:table table:name="Comparison_Table" table:style-name="ta1"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2" table:default-cell-style-name="ce15"/>
        <table:table-column table:style-name="co8" table:default-cell-style-name="ce15"/>
        <table:table-column table:style-name="co9" table:default-cell-style-name="ce15"/>
        <table:table-column table:style-name="co7" table:default-cell-style-name="ce17"/>
        <table:table-column table:style-name="co7" table:number-columns-repeated="3" table:default-cell-style-name="ce15"/>
        <table:table-column table:style-name="co10" table:default-cell-style-name="ce15"/>
        <table:table-column table:style-name="co7" table:default-cell-style-name="ce16"/>
        <table:table-column table:style-name="co2" table:number-columns-repeated="50" table:default-cell-style-name="ce16"/>
        <table:table-row table:style-name="ro3">
          <table:table-cell table:style-name="ce14" office:value-type="string" calcext:value-type="string">
            <text:p>Detector type</text:p>
          </table:table-cell>
          <table:table-cell table:style-name="ce14" office:value-type="string" calcext:value-type="string">
            <text:p>Descriptor type</text:p>
          </table:table-cell>
          <table:table-cell table:style-name="ce14" office:value-type="string" calcext:value-type="string">
            <text:p>Matcher type</text:p>
          </table:table-cell>
          <table:table-cell table:style-name="ce14" office:value-type="string" calcext:value-type="string">
            <text:p>Selector type</text:p>
          </table:table-cell>
          <table:table-cell table:style-name="ce14" office:value-type="string" calcext:value-type="string">
            <text:p>Average number of keypoints on preceding vehicle</text:p>
          </table:table-cell>
          <table:table-cell table:style-name="ce14" office:value-type="string" calcext:value-type="string">
            <text:p>Average mean of keypoints size</text:p>
          </table:table-cell>
          <table:table-cell table:style-name="ce14" office:value-type="string" calcext:value-type="string">
            <text:p>Average std(keypoints size) in all images</text:p>
          </table:table-cell>
          <table:table-cell table:style-name="ce14" office:value-type="string" calcext:value-type="string">
            <text:p>Average number of keypoint matches in all images</text:p>
          </table:table-cell>
          <table:table-cell table:style-name="ce14" office:value-type="string" calcext:value-type="string">
            <text:p>Average matching rate in %</text:p>
          </table:table-cell>
          <table:table-cell table:style-name="ce14" office:value-type="string" calcext:value-type="string">
            <text:p>Average time in ms for keypoints detection in all images</text:p>
          </table:table-cell>
          <table:table-cell table:style-name="ce14" office:value-type="string" calcext:value-type="string">
            <text:p>Average time in ms for descriptor extraction in all images</text:p>
          </table:table-cell>
          <table:table-cell table:style-name="ce14" office:value-type="string" calcext:value-type="string">
            <text:p>Average time in ms to find matches between 2 frames</text:p>
          </table:table-cell>
          <table:table-cell table:style-name="ce14" office:value-type="string" calcext:value-type="string">
            <text:p>Average time in ms for detection + describtion + matching</text:p>
          </table:table-cell>
          <table:table-cell table:style-name="ce18"/>
          <table:table-cell table:style-name="Default" table:number-columns-repeated="50"/>
        </table:table-row>
        <table:table-row table:style-name="ro2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formula="of:=[.H2]/[.E2]*100" office:value-type="float" office:value="65.7718120805369" calcext:value-type="float">
            <text:p>65.77</text:p>
          </table:table-cell>
          <table:table-cell office:value-type="float" office:value="0.96" calcext:value-type="float">
            <text:p>0.96</text:p>
          </table:table-cell>
          <table:table-cell office:value-type="float" office:value="0.84" calcext:value-type="float">
            <text:p>0.84</text:p>
          </table:table-cell>
          <table:table-cell office:value-type="float" office:value="0.3" calcext:value-type="float">
            <text:p>0.3</text:p>
          </table:table-cell>
          <table:table-cell table:formula="of:=[.J2]+[.K2]+[.L2]" office:value-type="float" office:value="2.1" calcext:value-type="float">
            <text:p>2.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formula="of:=[.H3]/[.E3]*100" office:value-type="float" office:value="57.7181208053691" calcext:value-type="float">
            <text:p>57.72</text:p>
          </table:table-cell>
          <table:table-cell office:value-type="float" office:value="0.85" calcext:value-type="float">
            <text:p>0.85</text:p>
          </table:table-cell>
          <table:table-cell office:value-type="float" office:value="1.57" calcext:value-type="float">
            <text:p>1.57</text:p>
          </table:table-cell>
          <table:table-cell office:value-type="float" office:value="0.35" calcext:value-type="float">
            <text:p>0.35</text:p>
          </table:table-cell>
          <table:table-cell table:formula="of:=[.J3]+[.K3]+[.L3]" office:value-type="float" office:value="2.77" calcext:value-type="float">
            <text:p>2.77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formula="of:=[.H4]/[.E4]*100" office:value-type="float" office:value="63.758389261745" calcext:value-type="float">
            <text:p>63.76</text:p>
          </table:table-cell>
          <table:table-cell office:value-type="float" office:value="0.92" calcext:value-type="float">
            <text:p>0.92</text:p>
          </table:table-cell>
          <table:table-cell office:value-type="float" office:value="2.62" calcext:value-type="float">
            <text:p>2.62</text:p>
          </table:table-cell>
          <table:table-cell office:value-type="float" office:value="0.21" calcext:value-type="float">
            <text:p>0.21</text:p>
          </table:table-cell>
          <table:table-cell table:formula="of:=[.J4]+[.K4]+[.L4]" office:value-type="float" office:value="3.75" calcext:value-type="float">
            <text:p>3.7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116" calcext:value-type="float">
            <text:p>116</text:p>
          </table:table-cell>
          <table:table-cell office:value-type="float" office:value="56.06" calcext:value-type="float">
            <text:p>56.06</text:p>
          </table:table-cell>
          <table:table-cell office:value-type="float" office:value="25.13" calcext:value-type="float">
            <text:p>25.13</text:p>
          </table:table-cell>
          <table:table-cell office:value-type="float" office:value="72" calcext:value-type="float">
            <text:p>72</text:p>
          </table:table-cell>
          <table:table-cell table:formula="of:=[.H5]/[.E5]*100" office:value-type="float" office:value="62.0689655172414" calcext:value-type="float">
            <text:p>62.07</text:p>
          </table:table-cell>
          <table:table-cell office:value-type="float" office:value="5.71" calcext:value-type="float">
            <text:p>5.71</text:p>
          </table:table-cell>
          <table:table-cell office:value-type="float" office:value="1.37" calcext:value-type="float">
            <text:p>1.37</text:p>
          </table:table-cell>
          <table:table-cell office:value-type="float" office:value="0.38" calcext:value-type="float">
            <text:p>0.38</text:p>
          </table:table-cell>
          <table:table-cell table:formula="of:=[.J5]+[.K5]+[.L5]" office:value-type="float" office:value="7.46" calcext:value-type="float">
            <text:p>7.46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116" calcext:value-type="float">
            <text:p>116</text:p>
          </table:table-cell>
          <table:table-cell office:value-type="float" office:value="56.05" calcext:value-type="float">
            <text:p>56.05</text:p>
          </table:table-cell>
          <table:table-cell office:value-type="float" office:value="25.14" calcext:value-type="float">
            <text:p>25.14</text:p>
          </table:table-cell>
          <table:table-cell office:value-type="float" office:value="50" calcext:value-type="float">
            <text:p>50</text:p>
          </table:table-cell>
          <table:table-cell table:formula="of:=[.H6]/[.E6]*100" office:value-type="float" office:value="43.1034482758621" calcext:value-type="float">
            <text:p>43.10</text:p>
          </table:table-cell>
          <table:table-cell office:value-type="float" office:value="6.79" calcext:value-type="float">
            <text:p>6.79</text:p>
          </table:table-cell>
          <table:table-cell office:value-type="float" office:value="0.78" calcext:value-type="float">
            <text:p>0.78</text:p>
          </table:table-cell>
          <table:table-cell office:value-type="float" office:value="0.24" calcext:value-type="float">
            <text:p>0.24</text:p>
          </table:table-cell>
          <table:table-cell table:formula="of:=[.J6]+[.K6]+[.L6]" office:value-type="float" office:value="7.81" calcext:value-type="float">
            <text:p>7.8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H7]/[.E7]*100" office:value-type="float" office:value="76.9230769230769" calcext:value-type="float">
            <text:p>76.92</text:p>
          </table:table-cell>
          <table:table-cell office:value-type="float" office:value="11.48" calcext:value-type="float">
            <text:p>11.48</text:p>
          </table:table-cell>
          <table:table-cell office:value-type="float" office:value="0.86" calcext:value-type="float">
            <text:p>0.86</text:p>
          </table:table-cell>
          <table:table-cell office:value-type="float" office:value="0.17" calcext:value-type="float">
            <text:p>0.17</text:p>
          </table:table-cell>
          <table:table-cell table:formula="of:=[.J7]+[.K7]+[.L7]" office:value-type="float" office:value="12.51" calcext:value-type="float">
            <text:p>12.5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[.H8]/[.E8]*100" office:value-type="float" office:value="64.957264957265" calcext:value-type="float">
            <text:p>64.96</text:p>
          </table:table-cell>
          <table:table-cell office:value-type="float" office:value="12.03" calcext:value-type="float">
            <text:p>12.03</text:p>
          </table:table-cell>
          <table:table-cell office:value-type="float" office:value="1.56" calcext:value-type="float">
            <text:p>1.56</text:p>
          </table:table-cell>
          <table:table-cell office:value-type="float" office:value="0.23" calcext:value-type="float">
            <text:p>0.23</text:p>
          </table:table-cell>
          <table:table-cell table:formula="of:=[.J8]+[.K8]+[.L8]" office:value-type="float" office:value="13.82" calcext:value-type="float">
            <text:p>13.82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H9]/[.E9]*100" office:value-type="float" office:value="45.4545454545455" calcext:value-type="float">
            <text:p>45.45</text:p>
          </table:table-cell>
          <table:table-cell office:value-type="float" office:value="14.51" calcext:value-type="float">
            <text:p>14.51</text:p>
          </table:table-cell>
          <table:table-cell office:value-type="float" office:value="0.87" calcext:value-type="float">
            <text:p>0.87</text:p>
          </table:table-cell>
          <table:table-cell office:value-type="float" office:value="0.1" calcext:value-type="float">
            <text:p>0.1</text:p>
          </table:table-cell>
          <table:table-cell table:formula="of:=[.J9]+[.K9]+[.L9]" office:value-type="float" office:value="15.48" calcext:value-type="float">
            <text:p>15.48</text:p>
          </table:table-cell>
          <table:table-cell table:number-columns-repeated="51"/>
        </table:table-row>
        <table:table-row table:style-name="ro2"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116" calcext:value-type="float">
            <text:p>116</text:p>
          </table:table-cell>
          <table:table-cell office:value-type="float" office:value="56.05" calcext:value-type="float">
            <text:p>56.05</text:p>
          </table:table-cell>
          <table:table-cell office:value-type="float" office:value="25.13" calcext:value-type="float">
            <text:p>25.13</text:p>
          </table:table-cell>
          <table:table-cell office:value-type="float" office:value="57" calcext:value-type="float">
            <text:p>57</text:p>
          </table:table-cell>
          <table:table-cell table:formula="of:=[.H10]/[.E10]*100" office:value-type="float" office:value="49.1379310344828" calcext:value-type="float">
            <text:p>49.14</text:p>
          </table:table-cell>
          <table:table-cell office:value-type="float" office:value="5.94" calcext:value-type="float">
            <text:p>5.94</text:p>
          </table:table-cell>
          <table:table-cell office:value-type="float" office:value="9.38" calcext:value-type="float">
            <text:p>9.38</text:p>
          </table:table-cell>
          <table:table-cell office:value-type="float" office:value="0.32" calcext:value-type="float">
            <text:p>0.32</text:p>
          </table:table-cell>
          <table:table-cell table:formula="of:=[.J10]+[.K10]+[.L10]" office:value-type="float" office:value="15.64" calcext:value-type="float">
            <text:p>15.64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H11]/[.E11]*100" office:value-type="float" office:value="72.6495726495727" calcext:value-type="float">
            <text:p>72.65</text:p>
          </table:table-cell>
          <table:table-cell office:value-type="float" office:value="13.1" calcext:value-type="float">
            <text:p>13.1</text:p>
          </table:table-cell>
          <table:table-cell office:value-type="float" office:value="2.71" calcext:value-type="float">
            <text:p>2.71</text:p>
          </table:table-cell>
          <table:table-cell office:value-type="float" office:value="0.17" calcext:value-type="float">
            <text:p>0.17</text:p>
          </table:table-cell>
          <table:table-cell table:formula="of:=[.J11]+[.K11]+[.L11]" office:value-type="float" office:value="15.98" calcext:value-type="float">
            <text:p>15.98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12]/[.E12]*100" office:value-type="float" office:value="43.6363636363636" calcext:value-type="float">
            <text:p>43.64</text:p>
          </table:table-cell>
          <table:table-cell office:value-type="float" office:value="13.82" calcext:value-type="float">
            <text:p>13.82</text:p>
          </table:table-cell>
          <table:table-cell office:value-type="float" office:value="2.37" calcext:value-type="float">
            <text:p>2.37</text:p>
          </table:table-cell>
          <table:table-cell office:value-type="float" office:value="0.09" calcext:value-type="float">
            <text:p>0.09</text:p>
          </table:table-cell>
          <table:table-cell table:formula="of:=[.J12]+[.K12]+[.L12]" office:value-type="float" office:value="16.28" calcext:value-type="float">
            <text:p>16.28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H13]/[.E13]*100" office:value-type="float" office:value="40" calcext:value-type="float">
            <text:p>40.00</text:p>
          </table:table-cell>
          <table:table-cell office:value-type="float" office:value="15.51" calcext:value-type="float">
            <text:p>15.51</text:p>
          </table:table-cell>
          <table:table-cell office:value-type="float" office:value="0.98" calcext:value-type="float">
            <text:p>0.98</text:p>
          </table:table-cell>
          <table:table-cell office:value-type="float" office:value="0.11" calcext:value-type="float">
            <text:p>0.11</text:p>
          </table:table-cell>
          <table:table-cell table:formula="of:=[.J13]+[.K13]+[.L13]" office:value-type="float" office:value="16.6" calcext:value-type="float">
            <text:p>16.6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formula="of:=[.H14]/[.E14]*100" office:value-type="float" office:value="77.8523489932886" calcext:value-type="float">
            <text:p>77.85</text:p>
          </table:table-cell>
          <table:table-cell office:value-type="float" office:value="0.87" calcext:value-type="float">
            <text:p>0.87</text:p>
          </table:table-cell>
          <table:table-cell office:value-type="float" office:value="17.28" calcext:value-type="float">
            <text:p>17.28</text:p>
          </table:table-cell>
          <table:table-cell office:value-type="float" office:value="0.26" calcext:value-type="float">
            <text:p>0.26</text:p>
          </table:table-cell>
          <table:table-cell table:formula="of:=[.J14]+[.K14]+[.L14]" office:value-type="float" office:value="18.41" calcext:value-type="float">
            <text:p>18.4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formula="of:=[.H15]/[.E15]*100" office:value-type="float" office:value="48.993288590604" calcext:value-type="float">
            <text:p>48.99</text:p>
          </table:table-cell>
          <table:table-cell office:value-type="float" office:value="0.84" calcext:value-type="float">
            <text:p>0.84</text:p>
          </table:table-cell>
          <table:table-cell office:value-type="float" office:value="22.6" calcext:value-type="float">
            <text:p>22.6</text:p>
          </table:table-cell>
          <table:table-cell office:value-type="float" office:value="0.32" calcext:value-type="float">
            <text:p>0.32</text:p>
          </table:table-cell>
          <table:table-cell table:formula="of:=[.J15]+[.K15]+[.L15]" office:value-type="float" office:value="23.76" calcext:value-type="float">
            <text:p>23.76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116" calcext:value-type="float">
            <text:p>116</text:p>
          </table:table-cell>
          <table:table-cell office:value-type="float" office:value="56.05" calcext:value-type="float">
            <text:p>56.05</text:p>
          </table:table-cell>
          <table:table-cell office:value-type="float" office:value="25.13" calcext:value-type="float">
            <text:p>25.13</text:p>
          </table:table-cell>
          <table:table-cell office:value-type="float" office:value="38" calcext:value-type="float">
            <text:p>38</text:p>
          </table:table-cell>
          <table:table-cell table:formula="of:=[.H16]/[.E16]*100" office:value-type="float" office:value="32.7586206896552" calcext:value-type="float">
            <text:p>32.76</text:p>
          </table:table-cell>
          <table:table-cell office:value-type="float" office:value="5.84" calcext:value-type="float">
            <text:p>5.84</text:p>
          </table:table-cell>
          <table:table-cell office:value-type="float" office:value="22.2" calcext:value-type="float">
            <text:p>22.2</text:p>
          </table:table-cell>
          <table:table-cell office:value-type="float" office:value="0.13" calcext:value-type="float">
            <text:p>0.13</text:p>
          </table:table-cell>
          <table:table-cell table:formula="of:=[.J16]+[.K16]+[.L16]" office:value-type="float" office:value="28.17" calcext:value-type="float">
            <text:p>28.17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[.H17]/[.E17]*100" office:value-type="float" office:value="88.034188034188" calcext:value-type="float">
            <text:p>88.03</text:p>
          </table:table-cell>
          <table:table-cell office:value-type="float" office:value="12.29" calcext:value-type="float">
            <text:p>12.29</text:p>
          </table:table-cell>
          <table:table-cell office:value-type="float" office:value="15.67" calcext:value-type="float">
            <text:p>15.67</text:p>
          </table:table-cell>
          <table:table-cell office:value-type="float" office:value="0.23" calcext:value-type="float">
            <text:p>0.23</text:p>
          </table:table-cell>
          <table:table-cell table:formula="of:=[.J17]+[.K17]+[.L17]" office:value-type="float" office:value="28.19" calcext:value-type="float">
            <text:p>28.1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H18]/[.E18]*100" office:value-type="float" office:value="47.2727272727273" calcext:value-type="float">
            <text:p>47.27</text:p>
          </table:table-cell>
          <table:table-cell office:value-type="float" office:value="13.67" calcext:value-type="float">
            <text:p>13.67</text:p>
          </table:table-cell>
          <table:table-cell office:value-type="float" office:value="14.56" calcext:value-type="float">
            <text:p>14.56</text:p>
          </table:table-cell>
          <table:table-cell office:value-type="float" office:value="0.08" calcext:value-type="float">
            <text:p>0.08</text:p>
          </table:table-cell>
          <table:table-cell table:formula="of:=[.J18]+[.K18]+[.L18]" office:value-type="float" office:value="28.31" calcext:value-type="float">
            <text:p>28.3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116" calcext:value-type="float">
            <text:p>116</text:p>
          </table:table-cell>
          <table:table-cell office:value-type="float" office:value="56.06" calcext:value-type="float">
            <text:p>56.06</text:p>
          </table:table-cell>
          <table:table-cell office:value-type="float" office:value="25.13" calcext:value-type="float">
            <text:p>25.13</text:p>
          </table:table-cell>
          <table:table-cell office:value-type="float" office:value="84" calcext:value-type="float">
            <text:p>84</text:p>
          </table:table-cell>
          <table:table-cell table:formula="of:=[.H19]/[.E19]*100" office:value-type="float" office:value="72.4137931034483" calcext:value-type="float">
            <text:p>72.41</text:p>
          </table:table-cell>
          <table:table-cell office:value-type="float" office:value="5.96" calcext:value-type="float">
            <text:p>5.96</text:p>
          </table:table-cell>
          <table:table-cell office:value-type="float" office:value="24.01" calcext:value-type="float">
            <text:p>24.01</text:p>
          </table:table-cell>
          <table:table-cell office:value-type="float" office:value="0.16" calcext:value-type="float">
            <text:p>0.16</text:p>
          </table:table-cell>
          <table:table-cell table:formula="of:=[.J19]+[.K19]+[.L19]" office:value-type="float" office:value="30.13" calcext:value-type="float">
            <text:p>30.13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[.H20]/[.E20]*100" office:value-type="float" office:value="53.8461538461539" calcext:value-type="float">
            <text:p>53.85</text:p>
          </table:table-cell>
          <table:table-cell office:value-type="float" office:value="9.74" calcext:value-type="float">
            <text:p>9.74</text:p>
          </table:table-cell>
          <table:table-cell office:value-type="float" office:value="22.11" calcext:value-type="float">
            <text:p>22.11</text:p>
          </table:table-cell>
          <table:table-cell office:value-type="float" office:value="0.26" calcext:value-type="float">
            <text:p>0.26</text:p>
          </table:table-cell>
          <table:table-cell table:formula="of:=[.J20]+[.K20]+[.L20]" office:value-type="float" office:value="32.11" calcext:value-type="float">
            <text:p>32.1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H21]/[.E21]*100" office:value-type="float" office:value="36.3636363636364" calcext:value-type="float">
            <text:p>36.36</text:p>
          </table:table-cell>
          <table:table-cell office:value-type="float" office:value="12.38" calcext:value-type="float">
            <text:p>12.38</text:p>
          </table:table-cell>
          <table:table-cell office:value-type="float" office:value="20.76" calcext:value-type="float">
            <text:p>20.76</text:p>
          </table:table-cell>
          <table:table-cell office:value-type="float" office:value="0.11" calcext:value-type="float">
            <text:p>0.11</text:p>
          </table:table-cell>
          <table:table-cell table:formula="of:=[.J21]+[.K21]+[.L21]" office:value-type="float" office:value="33.25" calcext:value-type="float">
            <text:p>33.2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167" calcext:value-type="float">
            <text:p>167</text:p>
          </table:table-cell>
          <table:table-cell office:value-type="float" office:value="7.69" calcext:value-type="float">
            <text:p>7.69</text:p>
          </table:table-cell>
          <table:table-cell office:value-type="float" office:value="3.53" calcext:value-type="float">
            <text:p>3.53</text:p>
          </table:table-cell>
          <table:table-cell office:value-type="float" office:value="102" calcext:value-type="float">
            <text:p>102</text:p>
          </table:table-cell>
          <table:table-cell table:formula="of:=[.H22]/[.E22]*100" office:value-type="float" office:value="61.0778443113773" calcext:value-type="float">
            <text:p>61.08</text:p>
          </table:table-cell>
          <table:table-cell office:value-type="float" office:value="52.5" calcext:value-type="float">
            <text:p>52.5</text:p>
          </table:table-cell>
          <table:table-cell office:value-type="float" office:value="6.31" calcext:value-type="float">
            <text:p>6.31</text:p>
          </table:table-cell>
          <table:table-cell office:value-type="float" office:value="0.35" calcext:value-type="float">
            <text:p>0.35</text:p>
          </table:table-cell>
          <table:table-cell table:formula="of:=[.J22]+[.K22]+[.L22]" office:value-type="float" office:value="59.16" calcext:value-type="float">
            <text:p>59.16</text:p>
          </table:table-cell>
          <table:table-cell table:number-columns-repeated="51"/>
        </table:table-row>
        <table:table-row table:style-name="ro2"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276" calcext:value-type="float">
            <text:p>276</text:p>
          </table:table-cell>
          <table:table-cell office:value-type="float" office:value="21.9" calcext:value-type="float">
            <text:p>21.9</text:p>
          </table:table-cell>
          <table:table-cell office:value-type="float" office:value="14.58" calcext:value-type="float">
            <text:p>14.58</text:p>
          </table:table-cell>
          <table:table-cell office:value-type="float" office:value="144" calcext:value-type="float">
            <text:p>144</text:p>
          </table:table-cell>
          <table:table-cell table:formula="of:=[.H23]/[.E23]*100" office:value-type="float" office:value="52.1739130434783" calcext:value-type="float">
            <text:p>52.17</text:p>
          </table:table-cell>
          <table:table-cell office:value-type="float" office:value="56.74" calcext:value-type="float">
            <text:p>56.74</text:p>
          </table:table-cell>
          <table:table-cell office:value-type="float" office:value="2.48" calcext:value-type="float">
            <text:p>2.48</text:p>
          </table:table-cell>
          <table:table-cell office:value-type="float" office:value="0.91" calcext:value-type="float">
            <text:p>0.91</text:p>
          </table:table-cell>
          <table:table-cell table:formula="of:=[.J23]+[.K23]+[.L23]" office:value-type="float" office:value="60.13" calcext:value-type="float">
            <text:p>60.13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167" calcext:value-type="float">
            <text:p>167</text:p>
          </table:table-cell>
          <table:table-cell office:value-type="float" office:value="7.69" calcext:value-type="float">
            <text:p>7.69</text:p>
          </table:table-cell>
          <table:table-cell office:value-type="float" office:value="3.53" calcext:value-type="float">
            <text:p>3.53</text:p>
          </table:table-cell>
          <table:table-cell office:value-type="float" office:value="123" calcext:value-type="float">
            <text:p>123</text:p>
          </table:table-cell>
          <table:table-cell table:formula="of:=[.H24]/[.E24]*100" office:value-type="float" office:value="73.6526946107784" calcext:value-type="float">
            <text:p>73.65</text:p>
          </table:table-cell>
          <table:table-cell office:value-type="float" office:value="60" calcext:value-type="float">
            <text:p>60</text:p>
          </table:table-cell>
          <table:table-cell office:value-type="float" office:value="1.84" calcext:value-type="float">
            <text:p>1.84</text:p>
          </table:table-cell>
          <table:table-cell office:value-type="float" office:value="0.9" calcext:value-type="float">
            <text:p>0.9</text:p>
          </table:table-cell>
          <table:table-cell table:formula="of:=[.J24]+[.K24]+[.L24]" office:value-type="float" office:value="62.74" calcext:value-type="float">
            <text:p>62.74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276" calcext:value-type="float">
            <text:p>276</text:p>
          </table:table-cell>
          <table:table-cell office:value-type="float" office:value="21.9" calcext:value-type="float">
            <text:p>21.9</text:p>
          </table:table-cell>
          <table:table-cell office:value-type="float" office:value="14.58" calcext:value-type="float">
            <text:p>14.58</text:p>
          </table:table-cell>
          <table:table-cell office:value-type="float" office:value="149" calcext:value-type="float">
            <text:p>149</text:p>
          </table:table-cell>
          <table:table-cell table:formula="of:=[.H25]/[.E25]*100" office:value-type="float" office:value="53.9855072463768" calcext:value-type="float">
            <text:p>53.99</text:p>
          </table:table-cell>
          <table:table-cell office:value-type="float" office:value="61.4" calcext:value-type="float">
            <text:p>61.4</text:p>
          </table:table-cell>
          <table:table-cell office:value-type="float" office:value="1.13" calcext:value-type="float">
            <text:p>1.13</text:p>
          </table:table-cell>
          <table:table-cell office:value-type="float" office:value="0.67" calcext:value-type="float">
            <text:p>0.67</text:p>
          </table:table-cell>
          <table:table-cell table:formula="of:=[.J25]+[.K25]+[.L25]" office:value-type="float" office:value="63.2" calcext:value-type="float">
            <text:p>63.2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276" calcext:value-type="float">
            <text:p>276</text:p>
          </table:table-cell>
          <table:table-cell office:value-type="float" office:value="21.94" calcext:value-type="float">
            <text:p>21.94</text:p>
          </table:table-cell>
          <table:table-cell office:value-type="float" office:value="14.58" calcext:value-type="float">
            <text:p>14.58</text:p>
          </table:table-cell>
          <table:table-cell office:value-type="float" office:value="101" calcext:value-type="float">
            <text:p>101</text:p>
          </table:table-cell>
          <table:table-cell table:formula="of:=[.H26]/[.E26]*100" office:value-type="float" office:value="36.5942028985507" calcext:value-type="float">
            <text:p>36.59</text:p>
          </table:table-cell>
          <table:table-cell office:value-type="float" office:value="54.2" calcext:value-type="float">
            <text:p>54.2</text:p>
          </table:table-cell>
          <table:table-cell office:value-type="float" office:value="9.49" calcext:value-type="float">
            <text:p>9.49</text:p>
          </table:table-cell>
          <table:table-cell office:value-type="float" office:value="0.63" calcext:value-type="float">
            <text:p>0.63</text:p>
          </table:table-cell>
          <table:table-cell table:formula="of:=[.J26]+[.K26]+[.L26]" office:value-type="float" office:value="64.32" calcext:value-type="float">
            <text:p>64.32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167" calcext:value-type="float">
            <text:p>167</text:p>
          </table:table-cell>
          <table:table-cell office:value-type="float" office:value="7.69" calcext:value-type="float">
            <text:p>7.69</text:p>
          </table:table-cell>
          <table:table-cell office:value-type="float" office:value="3.53" calcext:value-type="float">
            <text:p>3.53</text:p>
          </table:table-cell>
          <table:table-cell office:value-type="float" office:value="141" calcext:value-type="float">
            <text:p>141</text:p>
          </table:table-cell>
          <table:table-cell table:formula="of:=[.H27]/[.E27]*100" office:value-type="float" office:value="84.4311377245509" calcext:value-type="float">
            <text:p>84.43</text:p>
          </table:table-cell>
          <table:table-cell office:value-type="float" office:value="51.87" calcext:value-type="float">
            <text:p>51.87</text:p>
          </table:table-cell>
          <table:table-cell office:value-type="float" office:value="16.13" calcext:value-type="float">
            <text:p>16.13</text:p>
          </table:table-cell>
          <table:table-cell office:value-type="float" office:value="0.24" calcext:value-type="float">
            <text:p>0.24</text:p>
          </table:table-cell>
          <table:table-cell table:formula="of:=[.J27]+[.K27]+[.L27]" office:value-type="float" office:value="68.24" calcext:value-type="float">
            <text:p>68.24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167" calcext:value-type="float">
            <text:p>167</text:p>
          </table:table-cell>
          <table:table-cell office:value-type="float" office:value="7.69" calcext:value-type="float">
            <text:p>7.69</text:p>
          </table:table-cell>
          <table:table-cell office:value-type="float" office:value="3.53" calcext:value-type="float">
            <text:p>3.53</text:p>
          </table:table-cell>
          <table:table-cell office:value-type="float" office:value="120" calcext:value-type="float">
            <text:p>120</text:p>
          </table:table-cell>
          <table:table-cell table:formula="of:=[.H28]/[.E28]*100" office:value-type="float" office:value="71.8562874251497" calcext:value-type="float">
            <text:p>71.86</text:p>
          </table:table-cell>
          <table:table-cell office:value-type="float" office:value="66.37" calcext:value-type="float">
            <text:p>66.37</text:p>
          </table:table-cell>
          <table:table-cell office:value-type="float" office:value="1.1" calcext:value-type="float">
            <text:p>1.1</text:p>
          </table:table-cell>
          <table:table-cell office:value-type="float" office:value="0.816" calcext:value-type="float">
            <text:p>0.816</text:p>
          </table:table-cell>
          <table:table-cell table:formula="of:=[.J28]+[.K28]+[.L28]" office:value-type="float" office:value="68.286" calcext:value-type="float">
            <text:p>68.286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167" calcext:value-type="float">
            <text:p>167</text:p>
          </table:table-cell>
          <table:table-cell office:value-type="float" office:value="7.69" calcext:value-type="float">
            <text:p>7.69</text:p>
          </table:table-cell>
          <table:table-cell office:value-type="float" office:value="3.53" calcext:value-type="float">
            <text:p>3.53</text:p>
          </table:table-cell>
          <table:table-cell office:value-type="float" office:value="107" calcext:value-type="float">
            <text:p>107</text:p>
          </table:table-cell>
          <table:table-cell table:formula="of:=[.H29]/[.E29]*100" office:value-type="float" office:value="64.0718562874252" calcext:value-type="float">
            <text:p>64.07</text:p>
          </table:table-cell>
          <table:table-cell office:value-type="float" office:value="51.7" calcext:value-type="float">
            <text:p>51.7</text:p>
          </table:table-cell>
          <table:table-cell office:value-type="float" office:value="20.53" calcext:value-type="float">
            <text:p>20.53</text:p>
          </table:table-cell>
          <table:table-cell office:value-type="float" office:value="0.42" calcext:value-type="float">
            <text:p>0.42</text:p>
          </table:table-cell>
          <table:table-cell table:formula="of:=[.J29]+[.K29]+[.L29]" office:value-type="float" office:value="72.65" calcext:value-type="float">
            <text:p>72.6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276" calcext:value-type="float">
            <text:p>276</text:p>
          </table:table-cell>
          <table:table-cell office:value-type="float" office:value="21.94" calcext:value-type="float">
            <text:p>21.94</text:p>
          </table:table-cell>
          <table:table-cell office:value-type="float" office:value="14.58" calcext:value-type="float">
            <text:p>14.58</text:p>
          </table:table-cell>
          <table:table-cell office:value-type="float" office:value="182" calcext:value-type="float">
            <text:p>182</text:p>
          </table:table-cell>
          <table:table-cell table:formula="of:=[.H30]/[.E30]*100" office:value-type="float" office:value="65.9420289855072" calcext:value-type="float">
            <text:p>65.94</text:p>
          </table:table-cell>
          <table:table-cell office:value-type="float" office:value="53.48" calcext:value-type="float">
            <text:p>53.48</text:p>
          </table:table-cell>
          <table:table-cell office:value-type="float" office:value="20.33" calcext:value-type="float">
            <text:p>20.33</text:p>
          </table:table-cell>
          <table:table-cell office:value-type="float" office:value="0.52" calcext:value-type="float">
            <text:p>0.52</text:p>
          </table:table-cell>
          <table:table-cell table:formula="of:=[.J30]+[.K30]+[.L30]" office:value-type="float" office:value="74.33" calcext:value-type="float">
            <text:p>74.33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276" calcext:value-type="float">
            <text:p>276</text:p>
          </table:table-cell>
          <table:table-cell office:value-type="float" office:value="21.94" calcext:value-type="float">
            <text:p>21.94</text:p>
          </table:table-cell>
          <table:table-cell office:value-type="float" office:value="14.58" calcext:value-type="float">
            <text:p>14.58</text:p>
          </table:table-cell>
          <table:table-cell office:value-type="float" office:value="121" calcext:value-type="float">
            <text:p>121</text:p>
          </table:table-cell>
          <table:table-cell table:formula="of:=[.H31]/[.E31]*100" office:value-type="float" office:value="43.8405797101449" calcext:value-type="float">
            <text:p>43.84</text:p>
          </table:table-cell>
          <table:table-cell office:value-type="float" office:value="56.28" calcext:value-type="float">
            <text:p>56.28</text:p>
          </table:table-cell>
          <table:table-cell office:value-type="float" office:value="22.37" calcext:value-type="float">
            <text:p>22.37</text:p>
          </table:table-cell>
          <table:table-cell office:value-type="float" office:value="0.72" calcext:value-type="float">
            <text:p>0.72</text:p>
          </table:table-cell>
          <table:table-cell table:formula="of:=[.J31]+[.K31]+[.L31]" office:value-type="float" office:value="79.37" calcext:value-type="float">
            <text:p>79.37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138" calcext:value-type="float">
            <text:p>138</text:p>
          </table:table-cell>
          <table:table-cell office:value-type="float" office:value="5.03" calcext:value-type="float">
            <text:p>5.03</text:p>
          </table:table-cell>
          <table:table-cell office:value-type="float" office:value="5.95" calcext:value-type="float">
            <text:p>5.95</text:p>
          </table:table-cell>
          <table:table-cell office:value-type="float" office:value="59" calcext:value-type="float">
            <text:p>59</text:p>
          </table:table-cell>
          <table:table-cell table:formula="of:=[.H32]/[.E32]*100" office:value-type="float" office:value="42.7536231884058" calcext:value-type="float">
            <text:p>42.75</text:p>
          </table:table-cell>
          <table:table-cell office:value-type="float" office:value="82.61" calcext:value-type="float">
            <text:p>82.61</text:p>
          </table:table-cell>
          <table:table-cell office:value-type="float" office:value="1.44" calcext:value-type="float">
            <text:p>1.44</text:p>
          </table:table-cell>
          <table:table-cell office:value-type="float" office:value="0.51" calcext:value-type="float">
            <text:p>0.51</text:p>
          </table:table-cell>
          <table:table-cell table:formula="of:=[.J32]+[.K32]+[.L32]" office:value-type="float" office:value="84.56" calcext:value-type="float">
            <text:p>84.56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138" calcext:value-type="float">
            <text:p>138</text:p>
          </table:table-cell>
          <table:table-cell office:value-type="float" office:value="5.03" calcext:value-type="float">
            <text:p>5.03</text:p>
          </table:table-cell>
          <table:table-cell office:value-type="float" office:value="5.94" calcext:value-type="float">
            <text:p>5.94</text:p>
          </table:table-cell>
          <table:table-cell office:value-type="float" office:value="66" calcext:value-type="float">
            <text:p>66</text:p>
          </table:table-cell>
          <table:table-cell table:formula="of:=[.H33]/[.E33]*100" office:value-type="float" office:value="47.8260869565217" calcext:value-type="float">
            <text:p>47.83</text:p>
          </table:table-cell>
          <table:table-cell office:value-type="float" office:value="90.99" calcext:value-type="float">
            <text:p>90.99</text:p>
          </table:table-cell>
          <table:table-cell office:value-type="float" office:value="0.78" calcext:value-type="float">
            <text:p>0.78</text:p>
          </table:table-cell>
          <table:table-cell office:value-type="float" office:value="0.3" calcext:value-type="float">
            <text:p>0.3</text:p>
          </table:table-cell>
          <table:table-cell table:formula="of:=[.J33]+[.K33]+[.L33]" office:value-type="float" office:value="92.07" calcext:value-type="float">
            <text:p>92.07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138" calcext:value-type="float">
            <text:p>138</text:p>
          </table:table-cell>
          <table:table-cell office:value-type="float" office:value="5.03" calcext:value-type="float">
            <text:p>5.03</text:p>
          </table:table-cell>
          <table:table-cell office:value-type="float" office:value="5.94" calcext:value-type="float">
            <text:p>5.94</text:p>
          </table:table-cell>
          <table:table-cell office:value-type="float" office:value="55" calcext:value-type="float">
            <text:p>55</text:p>
          </table:table-cell>
          <table:table-cell table:formula="of:=[.H34]/[.E34]*100" office:value-type="float" office:value="39.8550724637681" calcext:value-type="float">
            <text:p>39.86</text:p>
          </table:table-cell>
          <table:table-cell office:value-type="float" office:value="73.92" calcext:value-type="float">
            <text:p>73.92</text:p>
          </table:table-cell>
          <table:table-cell office:value-type="float" office:value="20.94" calcext:value-type="float">
            <text:p>20.94</text:p>
          </table:table-cell>
          <table:table-cell office:value-type="float" office:value="0.31" calcext:value-type="float">
            <text:p>0.31</text:p>
          </table:table-cell>
          <table:table-cell table:formula="of:=[.J34]+[.K34]+[.L34]" office:value-type="float" office:value="95.17" calcext:value-type="float">
            <text:p>95.17</text:p>
          </table:table-cell>
          <table:table-cell table:number-columns-repeated="51"/>
        </table:table-row>
        <table:table-row table:style-name="ro2"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167" calcext:value-type="float">
            <text:p>167</text:p>
          </table:table-cell>
          <table:table-cell office:value-type="float" office:value="7.69" calcext:value-type="float">
            <text:p>7.69</text:p>
          </table:table-cell>
          <table:table-cell office:value-type="float" office:value="3.53" calcext:value-type="float">
            <text:p>3.53</text:p>
          </table:table-cell>
          <table:table-cell office:value-type="float" office:value="130" calcext:value-type="float">
            <text:p>130</text:p>
          </table:table-cell>
          <table:table-cell table:formula="of:=[.H35]/[.E35]*100" office:value-type="float" office:value="77.8443113772455" calcext:value-type="float">
            <text:p>77.84</text:p>
          </table:table-cell>
          <table:table-cell office:value-type="float" office:value="54.22" calcext:value-type="float">
            <text:p>54.22</text:p>
          </table:table-cell>
          <table:table-cell office:value-type="float" office:value="42.13" calcext:value-type="float">
            <text:p>42.13</text:p>
          </table:table-cell>
          <table:table-cell office:value-type="float" office:value="0.42" calcext:value-type="float">
            <text:p>0.42</text:p>
          </table:table-cell>
          <table:table-cell table:formula="of:=[.J35]+[.K35]+[.L35]" office:value-type="float" office:value="96.77" calcext:value-type="float">
            <text:p>96.77</text:p>
          </table:table-cell>
          <table:table-cell table:number-columns-repeated="51"/>
        </table:table-row>
        <table:table-row table:style-name="ro2"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138" calcext:value-type="float">
            <text:p>138</text:p>
          </table:table-cell>
          <table:table-cell office:value-type="float" office:value="5.03" calcext:value-type="float">
            <text:p>5.03</text:p>
          </table:table-cell>
          <table:table-cell office:value-type="float" office:value="5.94" calcext:value-type="float">
            <text:p>5.94</text:p>
          </table:table-cell>
          <table:table-cell office:value-type="float" office:value="88" calcext:value-type="float">
            <text:p>88</text:p>
          </table:table-cell>
          <table:table-cell table:formula="of:=[.H36]/[.E36]*100" office:value-type="float" office:value="63.768115942029" calcext:value-type="float">
            <text:p>63.77</text:p>
          </table:table-cell>
          <table:table-cell office:value-type="float" office:value="72.8" calcext:value-type="float">
            <text:p>72.8</text:p>
          </table:table-cell>
          <table:table-cell office:value-type="float" office:value="54.92" calcext:value-type="float">
            <text:p>54.92</text:p>
          </table:table-cell>
          <table:table-cell office:value-type="float" office:value="0.22" calcext:value-type="float">
            <text:p>0.22</text:p>
          </table:table-cell>
          <table:table-cell table:formula="of:=[.J36]+[.K36]+[.L36]" office:value-type="float" office:value="127.94" calcext:value-type="float">
            <text:p>127.94</text:p>
          </table:table-cell>
          <table:table-cell table:number-columns-repeated="51"/>
        </table:table-row>
        <table:table-row table:style-name="ro2" table:number-rows-repeated="7">
          <table:table-cell table:style-name="ce16" table:number-columns-repeated="13"/>
          <table:table-cell table:number-columns-repeated="51"/>
        </table:table-row>
        <table:table-row table:style-name="ro2">
          <table:table-cell table:style-name="ce16" table:number-columns-repeated="13"/>
          <table:table-cell table:number-columns-repeated="51"/>
        </table:table-row>
      </table:table>
      <table:named-expressions/>
      <table:database-ranges>
        <table:database-range table:name="__Anonymous_Sheet_DB__1" table:target-range-address="Comparison_Table.A1:Comparison_Table.M36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 style:data-style-name="N2" text:time-value="19:36:31.2401883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20:10:35.071086031</meta:creation-date>
    <dc:date>2021-02-23T19:49:46.368923248</dc:date>
    <meta:editing-duration>PT1H14M48S</meta:editing-duration>
    <meta:editing-cycles>17</meta:editing-cycles>
    <meta:generator>LibreOffice/6.4.6.2$Linux_X86_64 LibreOffice_project/40$Build-2</meta:generator>
    <meta:document-statistic meta:table-count="2" meta:cell-count="469" meta:object-count="0"/>
  </office:meta>
</office:document-meta>
</file>